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25cm" draw:marker-start-width="0.237cm" draw:marker-end="Extrémités_20_de_20_ligne_20_1" draw:marker-end-width="0.337cm" draw:textarea-horizontal-align="center" draw:textarea-vertical-align="middle" fo:padding-top="0.137cm" fo:padding-bottom="0.137cm" fo:padding-left="0.262cm" fo:padding-right="0.262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layer="layout" svg:width="2.119cm" svg:height="0.962cm" svg:x="4.29cm" svg:y="0.018cm">
          <draw:text-box>
            <text:p>Berlin</text:p>
          </draw:text-box>
        </draw:frame>
        <draw:frame draw:style-name="gr1" draw:layer="layout" svg:width="4.16cm" svg:height="0.962cm" svg:x="8.365cm" svg:y="0.018cm">
          <draw:text-box>
            <text:p>Brandenburg</text:p>
          </draw:text-box>
        </draw:frame>
        <draw:frame draw:style-name="gr1" draw:layer="layout" svg:width="3.11cm" svg:height="0.962cm" svg:x="12.545cm" svg:y="1.923cm">
          <draw:text-box>
            <text:p>Germany</text:p>
          </draw:text-box>
        </draw:frame>
        <draw:frame draw:style-name="gr1" draw:layer="layout" svg:width="2.788cm" svg:height="0.962cm" svg:x="12.545cm" svg:y="3.828cm">
          <draw:text-box>
            <text:p>Koblenz</text:p>
          </draw:text-box>
        </draw:frame>
        <draw:frame draw:style-name="gr1" draw:layer="layout" svg:width="2.119cm" svg:height="0.962cm" svg:x="0.901cm" svg:y="1.923cm">
          <draw:text-box>
            <text:p>Havel</text:p>
          </draw:text-box>
        </draw:frame>
        <draw:frame draw:style-name="gr1" draw:layer="layout" svg:width="3.034cm" svg:height="0.962cm" svg:x="-0.014cm" svg:y="3.828cm">
          <draw:text-box>
            <text:p>Spandau</text:p>
          </draw:text-box>
        </draw:frame>
        <draw:frame draw:style-name="gr1" draw:layer="layout" svg:width="1.979cm" svg:height="0.962cm" svg:x="4.29cm" svg:y="5.733cm">
          <draw:text-box>
            <text:p>River</text:p>
          </draw:text-box>
        </draw:frame>
        <draw:frame draw:style-name="gr1" draw:layer="layout" svg:width="2.153cm" svg:height="0.962cm" svg:x="8.487cm" svg:y="5.733cm">
          <draw:text-box>
            <text:p>Rhine</text:p>
          </draw:text-box>
        </draw:frame>
        <draw:line draw:style-name="gr2" draw:text-style-name="P1" draw:layer="layout" svg:x1="4.925cm" svg:y1="0.98cm" svg:x2="3.02cm" svg:y2="4.155cm">
          <text:p/>
        </draw:line>
        <draw:line draw:style-name="gr2" draw:text-style-name="P1" draw:layer="layout" svg:x1="14.28cm" svg:y1="3.828cm" svg:x2="14.28cm" svg:y2="2.785cm">
          <text:p/>
        </draw:line>
        <draw:line draw:style-name="gr2" draw:text-style-name="P1" draw:layer="layout" svg:x1="12.645cm" svg:y1="4.79cm" svg:x2="10.74cm" svg:y2="6.06cm">
          <text:p/>
        </draw:line>
        <draw:line draw:style-name="gr2" draw:text-style-name="P1" draw:layer="layout" svg:x1="12.626cm" svg:y1="4.332cm" svg:x2="5.588cm" svg:y2="5.865cm">
          <text:p/>
        </draw:line>
        <draw:line draw:style-name="gr2" draw:text-style-name="P1" draw:layer="layout" svg:x1="2.836cm" svg:y1="3.828cm" svg:x2="4.599cm" svg:y2="0.889cm">
          <text:p/>
        </draw:line>
        <draw:line draw:style-name="gr2" draw:text-style-name="P1" draw:layer="layout" svg:x1="3.02cm" svg:y1="4.48cm" svg:x2="12.734cm" svg:y2="2.651cm">
          <text:p/>
        </draw:line>
        <draw:line draw:style-name="gr2" draw:text-style-name="P1" draw:layer="layout" svg:x1="1.515cm" svg:y1="4.055cm" svg:x2="1.515cm" svg:y2="2.785cm">
          <text:p/>
        </draw:line>
        <draw:line draw:style-name="gr2" draw:text-style-name="P1" draw:layer="layout" svg:x1="3.02cm" svg:y1="4.307cm" svg:x2="10.597cm" svg:y2="0.98cm">
          <text:p/>
        </draw:line>
        <draw:line draw:style-name="gr2" draw:text-style-name="P1" draw:layer="layout" svg:x1="10.94cm" svg:y1="6.295cm" svg:x2="12.845cm" svg:y2="5.025cm">
          <text:p/>
        </draw:line>
        <draw:line draw:style-name="gr2" draw:text-style-name="P1" draw:layer="layout" svg:x1="1.814cm" svg:y1="2.087cm" svg:x2="4.46cm" svg:y2="0.621cm">
          <text:p/>
        </draw:line>
        <draw:line draw:style-name="gr2" draw:text-style-name="P1" draw:layer="layout" svg:x1="3.02cm" svg:y1="2.364cm" svg:x2="12.71cm" svg:y2="2.364cm">
          <text:p/>
        </draw:line>
        <draw:line draw:style-name="gr2" draw:text-style-name="P1" draw:layer="layout" svg:x1="1.885cm" svg:y1="2.785cm" svg:x2="1.885cm" svg:y2="4.055cm">
          <text:p/>
        </draw:line>
        <draw:line draw:style-name="gr2" draw:text-style-name="P1" draw:layer="layout" svg:x1="3.02cm" svg:y1="2.885cm" svg:x2="8.88cm" svg:y2="5.865cm">
          <text:p/>
        </draw:line>
        <draw:line draw:style-name="gr2" draw:text-style-name="P1" draw:layer="layout" svg:x1="10.158cm" svg:y1="0.935cm" svg:x2="2.836cm" svg:y2="2.082cm">
          <text:p/>
        </draw:line>
        <draw:line draw:style-name="gr2" draw:text-style-name="P1" draw:layer="layout" svg:x1="6.45cm" svg:y1="0.635cm" svg:x2="8.355cm" svg:y2="0.635cm">
          <text:p/>
        </draw:line>
        <draw:line draw:style-name="gr2" draw:text-style-name="P1" draw:layer="layout" svg:x1="8.355cm" svg:y1="0.4cm" svg:x2="6.45cm" svg:y2="0.4cm">
          <text:p/>
        </draw:line>
        <draw:line draw:style-name="gr2" draw:text-style-name="P1" draw:layer="layout" svg:x1="6.15cm" svg:y1="6.35cm" svg:x2="8.69cm" svg:y2="6.35cm">
          <text:p/>
        </draw:line>
        <draw:line draw:style-name="gr2" draw:text-style-name="P1" draw:layer="layout" svg:x1="8.69cm" svg:y1="6.115cm" svg:x2="6.15cm" svg:y2="6.115cm">
          <text:p/>
        </draw:line>
        <draw:line draw:style-name="gr2" draw:text-style-name="P1" draw:layer="layout" svg:x1="12.7cm" svg:y1="0.535cm" svg:x2="14.605cm" svg:y2="1.805cm">
          <text:p/>
        </draw:line>
        <draw:line draw:style-name="gr2" draw:text-style-name="P1" draw:layer="layout" svg:x1="14.27cm" svg:y1="2.005cm" svg:x2="12.365cm" svg:y2="0.735cm">
          <text:p/>
        </draw:line>
        <draw:line draw:style-name="gr2" draw:text-style-name="P1" draw:layer="layout" svg:x1="6.35cm" svg:y1="0.735cm" svg:x2="12.785cm" svg:y2="1.905cm">
          <text:p/>
        </draw:line>
        <draw:line draw:style-name="gr2" draw:text-style-name="P1" draw:layer="layout" svg:x1="12.7cm" svg:y1="2.205cm" svg:x2="5.715cm" svg:y2="0.935cm">
          <text:p/>
        </draw:line>
        <draw:line draw:style-name="gr2" draw:text-style-name="P1" draw:layer="layout" svg:x1="9.525cm" svg:y1="5.915cm" svg:x2="13.335cm" svg:y2="2.74cm">
          <text:p/>
        </draw:line>
        <draw:line draw:style-name="gr2" draw:text-style-name="P1" draw:layer="layout" svg:x1="13.87cm" svg:y1="2.74cm" svg:x2="10.06cm" svg:y2="5.915cm">
          <text:p/>
        </draw:line>
        <draw:line draw:style-name="gr2" draw:text-style-name="P1" draw:layer="layout" svg:x1="4.26cm" svg:y1="0.421cm" svg:x2="1.614cm" svg:y2="1.887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Extrémités_20_de_20_ligne_20_1" draw:display-name="Extrémités de ligne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672cm" fo:page-height="6.6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3.96cm" svg:x="1cm" svg:y="3.94cm" draw:page-number="1"/>
      <draw:page-thumbnail draw:layer="backgroundobjects" svg:width="9.294cm" svg:height="3.96cm" svg:x="1cm" svg:y="11.988cm"/>
      <draw:page-thumbnail draw:layer="backgroundobjects" svg:width="9.294cm" svg:height="3.96cm" svg:x="1cm" svg:y="20.036cm"/>
      <draw:page-thumbnail draw:layer="backgroundobjects" svg:width="9.294cm" svg:height="3.96cm" svg:x="11.295cm" svg:y="3.94cm"/>
      <draw:page-thumbnail draw:layer="backgroundobjects" svg:width="9.294cm" svg:height="3.96cm" svg:x="11.295cm" svg:y="11.988cm"/>
      <draw:page-thumbnail draw:layer="backgroundobjects" svg:width="9.294cm" svg:height="3.96cm" svg:x="11.295cm" svg:y="20.036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8.964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érôme Kunegis</meta:initial-creator>
    <meta:creation-date>2011-04-01T15:42:36</meta:creation-date>
    <meta:editing-duration>PT00H49M09S</meta:editing-duration>
    <meta:editing-cycles>10</meta:editing-cycles>
    <dc:date>2011-05-17T13:56:52</dc:date>
    <dc:creator>Jérôme Kunegis</dc:creator>
    <meta:generator>OpenOffice.org/3.2$Linux OpenOffice.org_project/320m12$Build-9483</meta:generator>
    <meta:document-statistic meta:object-count="56"/>
  </office:meta>
</office:document-meta>
</file>